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a89" officeooo:paragraph-rsid="001d5a89"/>
    </style:style>
    <style:style style:name="P2" style:family="paragraph" style:parent-style-name="Standard">
      <style:text-properties fo:font-weight="bold" officeooo:rsid="001d5a89" officeooo:paragraph-rsid="001d5a89" style:font-weight-asian="bold" style:font-weight-complex="bold"/>
    </style:style>
    <style:style style:name="P3" style:family="paragraph" style:parent-style-name="Standard">
      <style:text-properties officeooo:rsid="0022c93a" officeooo:paragraph-rsid="0022c93a"/>
    </style:style>
    <style:style style:name="P4" style:family="paragraph" style:parent-style-name="Heading_20_1">
      <style:text-properties style:font-name="Liberation Serif" fo:font-size="24pt" fo:font-weight="bold" officeooo:rsid="0035fa9f" officeooo:paragraph-rsid="0035fa9f" style:font-name-asian="Noto Serif CJK SC" style:font-size-asian="24pt" style:font-weight-asian="bold" style:font-name-complex="Lohit Devanagari" style:font-size-complex="24pt" style:font-weight-complex="bold"/>
    </style:style>
    <style:style style:name="P5" style:family="paragraph" style:parent-style-name="Heading_20_2">
      <style:text-properties officeooo:paragraph-rsid="0031405e"/>
    </style:style>
    <style:style style:name="P6" style:family="paragraph" style:parent-style-name="Heading_20_3">
      <style:text-properties officeooo:paragraph-rsid="002dc8c0"/>
    </style:style>
    <style:style style:name="P7" style:family="paragraph" style:parent-style-name="Standard">
      <style:text-properties officeooo:rsid="001d5a89" officeooo:paragraph-rsid="001d5a89"/>
    </style:style>
    <style:style style:name="P8" style:family="paragraph" style:parent-style-name="Standard">
      <style:text-properties officeooo:rsid="001d5a89" officeooo:paragraph-rsid="0035fa9f"/>
    </style:style>
    <style:style style:name="P9" style:family="paragraph" style:parent-style-name="Standard">
      <style:text-properties officeooo:rsid="00285597" officeooo:paragraph-rsid="0031405e"/>
    </style:style>
    <style:style style:name="P10" style:family="paragraph" style:parent-style-name="Standard">
      <style:text-properties fo:font-weight="bold" officeooo:rsid="00285597" officeooo:paragraph-rsid="0031405e" style:font-weight-asian="bold" style:font-weight-complex="bold"/>
    </style:style>
    <style:style style:name="P11" style:family="paragraph" style:parent-style-name="Standard">
      <style:text-properties fo:font-weight="bold" officeooo:rsid="001d5a89" officeooo:paragraph-rsid="001d5a89" style:font-weight-asian="bold" style:font-weight-complex="bold"/>
    </style:style>
    <style:style style:name="P12" style:family="paragraph" style:parent-style-name="Standard">
      <style:text-properties officeooo:rsid="002dc8c0" officeooo:paragraph-rsid="002dc8c0"/>
    </style:style>
    <style:style style:name="P13" style:family="paragraph" style:parent-style-name="Standard">
      <style:text-properties officeooo:rsid="002f9e58" officeooo:paragraph-rsid="002f9e58"/>
    </style:style>
    <style:style style:name="P14" style:family="paragraph" style:parent-style-name="Standard">
      <style:text-properties officeooo:rsid="002f9e58" officeooo:paragraph-rsid="0031405e"/>
    </style:style>
    <style:style style:name="P15" style:family="paragraph" style:parent-style-name="Standard">
      <style:text-properties fo:font-weight="normal" officeooo:rsid="001f6adc" officeooo:paragraph-rsid="003175ad" style:font-weight-asian="normal" style:font-weight-complex="normal"/>
    </style:style>
    <style:style style:name="P16" style:family="paragraph" style:parent-style-name="Standard">
      <style:text-properties officeooo:rsid="001d6ae6" officeooo:paragraph-rsid="001f6adc"/>
    </style:style>
    <style:style style:name="P17" style:family="paragraph" style:parent-style-name="Standard">
      <style:text-properties officeooo:rsid="001d6ae6" officeooo:paragraph-rsid="003175ad"/>
    </style:style>
    <style:style style:name="P18" style:family="paragraph" style:parent-style-name="Standard">
      <style:text-properties officeooo:rsid="00413100" officeooo:paragraph-rsid="00413100"/>
    </style:style>
    <style:style style:name="P19" style:family="paragraph" style:parent-style-name="Text_20_body">
      <style:text-properties officeooo:rsid="00285597" officeooo:paragraph-rsid="002f9e58"/>
    </style:style>
    <style:style style:name="P20" style:family="paragraph" style:parent-style-name="Text_20_body">
      <style:text-properties officeooo:rsid="002cc84e" officeooo:paragraph-rsid="002f9e58"/>
    </style:style>
    <style:style style:name="P21" style:family="paragraph" style:parent-style-name="Text_20_body">
      <style:text-properties officeooo:rsid="002f9e58" officeooo:paragraph-rsid="002f9e58"/>
    </style:style>
    <style:style style:name="P22" style:family="paragraph" style:parent-style-name="Text_20_body">
      <style:text-properties officeooo:paragraph-rsid="0031405e"/>
    </style:style>
    <style:style style:name="P23" style:family="paragraph" style:parent-style-name="Text_20_body">
      <style:text-properties officeooo:rsid="003326a6" officeooo:paragraph-rsid="003326a6"/>
    </style:style>
    <style:style style:name="P24" style:family="paragraph" style:parent-style-name="Text_20_body">
      <style:text-properties officeooo:paragraph-rsid="0032c117"/>
    </style:style>
    <style:style style:name="P25" style:family="paragraph" style:parent-style-name="Text_20_body">
      <style:text-properties officeooo:rsid="0039a9de" officeooo:paragraph-rsid="0039a9de"/>
    </style:style>
    <style:style style:name="P26" style:family="paragraph" style:parent-style-name="Text_20_body">
      <style:text-properties officeooo:rsid="003a8f5a" officeooo:paragraph-rsid="003a8f5a"/>
    </style:style>
    <style:style style:name="P27" style:family="paragraph" style:parent-style-name="Text_20_body">
      <style:text-properties officeooo:rsid="003e42f3" officeooo:paragraph-rsid="003e42f3"/>
    </style:style>
    <style:style style:name="P28" style:family="paragraph" style:parent-style-name="Text_20_body">
      <style:text-properties officeooo:rsid="003ffb94" officeooo:paragraph-rsid="003ffb94"/>
    </style:style>
    <style:style style:name="P29" style:family="paragraph" style:parent-style-name="Text_20_body">
      <style:text-properties officeooo:rsid="00413100" officeooo:paragraph-rsid="00413100"/>
    </style:style>
    <style:style style:name="P30" style:family="paragraph" style:parent-style-name="Text_20_body">
      <style:text-properties officeooo:rsid="00413f82" officeooo:paragraph-rsid="00413f82"/>
    </style:style>
    <style:style style:name="P31" style:family="paragraph" style:parent-style-name="Text_20_body">
      <style:text-properties officeooo:rsid="00425169" officeooo:paragraph-rsid="00425169"/>
    </style:style>
    <style:style style:name="P32" style:family="paragraph" style:parent-style-name="Text_20_body">
      <style:text-properties officeooo:rsid="0043420c" officeooo:paragraph-rsid="0043420c"/>
    </style:style>
    <style:style style:name="P33" style:family="paragraph" style:parent-style-name="Text_20_body">
      <style:text-properties officeooo:rsid="00448b78" officeooo:paragraph-rsid="00448b78"/>
    </style:style>
    <style:style style:name="T1" style:family="text">
      <style:text-properties style:font-name="Liberation Sans" fo:font-size="14.1000003814697pt" fo:font-weight="bold" officeooo:rsid="002dc8c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officeooo:rsid="0023962d"/>
    </style:style>
    <style:style style:name="T3" style:family="text">
      <style:text-properties officeooo:rsid="0025dfcc"/>
    </style:style>
    <style:style style:name="T4" style:family="text">
      <style:text-properties officeooo:rsid="002dc8c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f9e58" style:font-weight-asian="normal" style:font-weight-complex="normal"/>
    </style:style>
    <style:style style:name="T7" style:family="text">
      <style:text-properties fo:font-weight="normal" officeooo:rsid="003cdacf" style:font-weight-asian="normal" style:font-weight-complex="normal"/>
    </style:style>
    <style:style style:name="T8" style:family="text">
      <style:text-properties fo:font-weight="normal" officeooo:rsid="0043420c" style:font-weight-asian="normal" style:font-weight-complex="normal"/>
    </style:style>
    <style:style style:name="T9" style:family="text">
      <style:text-properties officeooo:rsid="0031405e"/>
    </style:style>
    <style:style style:name="T10" style:family="text">
      <style:text-properties officeooo:rsid="001d6ae6"/>
    </style:style>
    <style:style style:name="T11" style:family="text">
      <style:text-properties officeooo:rsid="0037addb"/>
    </style:style>
    <style:style style:name="T12" style:family="text">
      <style:text-properties officeooo:rsid="003b4e45"/>
    </style:style>
    <style:style style:name="T13" style:family="text">
      <style:text-properties officeooo:rsid="003e00a6"/>
    </style:style>
    <style:style style:name="T14" style:family="text">
      <style:text-properties officeooo:rsid="004251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ev env</text:h>
      <text:p text:style-name="P8"/>
      <text:p text:style-name="P8">composer</text:p>
      <text:p text:style-name="P8"/>
      <text:p text:style-name="P8">git repo</text:p>
      <text:h text:style-name="Heading_20_1" text:outline-level="1"/>
      <text:h text:style-name="Heading_20_1" text:outline-level="1">Schema simple</text:h>
      <text:p text:style-name="P3"/>
      <text:h text:style-name="Heading_20_1" text:outline-level="1">sou<text:span text:style-name="T4">r</text:span>ce de donnée</text:h>
      <text:p text:style-name="P20">Certain champs ne sont pas encore utiliser, mais je les ai laissé</text:p>
      <text:h text:style-name="P5" text:outline-level="2">structure authorisé <text:span text:style-name="T9">(Cours)</text:span></text:h>
      <text:p text:style-name="P14">Correspondance drupal</text:p>
      <text:p text:style-name="P9">process : import solr csv + import cat facets fait à la main via NS_SA_ID</text:p>
      <text:h text:style-name="Heading_20_2" text:outline-level="2">Etablissement</text:h>
      <text:p text:style-name="P13">Correspondance drupal</text:p>
      <text:p text:style-name="P21">fichier csv local</text:p>
      <text:p text:style-name="P21"><text:span text:style-name="T2">Commande </text:span><text:span text:style-name="T3">SQL</text:span><text:span text:style-name="T2"> concat pas supporté </text:span><text:span text:style-name="T3">par serveur IBM/DB2</text:span><text:span text:style-name="T2">, </text:span><text:span text:style-name="T3">utiliser macro afin d’associé tout type année à établissement</text:span></text:p>
      <text:h text:style-name="Heading_20_2" text:outline-level="2">degre 1 diff</text:h>
      <text:p text:style-name="P13">Correspondance drupal </text:p>
      <text:p text:style-name="P12">Supérieur</text:p>
      <text:p text:style-name="P12"/>
      <text:p text:style-name="P12">deux entrée enlevée des filtres</text:p>
      <text:h text:style-name="Heading_20_1" text:outline-level="1">Solr</text:h>
      <text:p text:style-name="P33">Version dev disponible, avec donnée reduite afin d’une meilleur utilisabilité</text:p>
      <text:p text:style-name="P1"/>
      <text:p text:style-name="P1">url="jdbc:db2://udbgateway.etnic.be:50000/DB2D" user="goss00d" password="d00ssog"</text:p>
      <text:h text:style-name="Heading_20_1" text:outline-level="1">Drupal</text:h>
      <text:h text:style-name="Heading_20_2" text:outline-level="2">Feeds</text:h>
      <text:p text:style-name="P21">Feeds type et feeds import</text:p>
      <text:p text:style-name="P19"><text:soft-page-break/>tumper</text:p>
      <text:h text:style-name="P6" text:outline-level="3"><text:span text:style-name="T1">Contenu</text:span></text:h>
      <text:p text:style-name="Text_20_body">probleme template URL <text:s/>etab</text:p>
      <text:p text:style-name="P22"><text:span text:style-name="T5">onglet Base de donnée </text:span><text:span text:style-name="T6">dans formulaire ediution</text:span></text:p>
      <text:p text:style-name="P28"><text:span text:style-name="T6">c</text:span><text:span text:style-name="T5">hamps non utilisé déjà present afin de tenir compte des differents <text:s/>contenu du futur</text:span></text:p>
      <text:h text:style-name="Heading_20_3" text:outline-level="3">degre 1 <text:s/>commun</text:h>
      <text:h text:style-name="Heading_20_3" text:outline-level="3">Etablissement</text:h>
      <text:p text:style-name="P23">Lister cours par cycle de cours dans page details etablissement</text:p>
      <text:p text:style-name="P26">taxo : utilise tumper, <text:span text:style-name="T12">explode et unique, </text:span><text:span text:style-name="T13">catégorisé pour être utilisable par l’ensemble des filtres</text:span></text:p>
      <text:h text:style-name="Heading_20_3" text:outline-level="3">structure authorisé </text:h>
      <text:p text:style-name="P22"><text:span text:style-name="T6">Enlever année de cours</text:span></text:p>
      <text:p text:style-name="P26"><text:span text:style-name="T6">t</text:span><text:span text:style-name="T5">axo : devrait utiliser tumper au lieu de column pour chaque term, </text:span><text:span text:style-name="T7">term « </text:span><text:span text:style-name="T5">primaire_select » </text:span><text:span text:style-name="T7">devrait etre enlevé. </text:span><text:span text:style-name="T8">Cela prend une heure sur machine locale pour importer toutes les catégories.</text:span></text:p>
      <text:p text:style-name="P10">Cours superieur</text:p>
      <text:p text:style-name="P9"><text:span text:style-name="T6">à importer</text:span></text:p>
      <text:h text:style-name="P5" text:outline-level="2">Affichage</text:h>
      <text:p text:style-name="Text_20_body">View :</text:p>
      <text:p text:style-name="Text_20_body">Via template :</text:p>
      <text:h text:style-name="Heading_20_2" text:outline-level="2">Taxonomy</text:h>
      <text:p text:style-name="P29">Ne pas auto créer les terms</text:p>
      <text:p text:style-name="P31">custom cat par objectif</text:p>
      <text:p text:style-name="P32">cat by cursus, by_etab qui permetra</text:p>
      <text:p text:style-name="P31">autre que AE_CODE qui corredpond au code année etudes</text:p>
      <text:p text:style-name="P24"><text:span text:style-name="T10">ANNE ETUDES </text:span>AE_CODE_TAXO <text:span text:style-name="T11">contient egaliment cat filtre facets</text:span></text:p>
      <text:p text:style-name="P25">parfois le nom systeme peux differé du nom</text:p>
      <text:p text:style-name="P27">les termes ne sont pas crée automatiquement lors de l’import et le terme doit donc petre present dans le vocabulaire afin dêtre tagger</text:p>
      <text:h text:style-name="Heading_20_2" text:outline-level="2">search api</text:h>
      <text:p text:style-name="P1"/>
      <text:p text:style-name="P1"/>
      <text:p text:style-name="P1"/>
      <text:h text:style-name="Heading_20_2" text:outline-level="2"><text:soft-page-break/>Facets</text:h>
      <text:p text:style-name="P30">Chaque contenu doit petre tager avec la valeur du filtre facets <text:span text:style-name="T14">exemple</text:span></text:p>
      <text:p text:style-name="P15">utilise ttaxo année etudes</text:p>
      <text:p text:style-name="P17">utilise cumstom label</text:p>
      <text:p text:style-name="P18">utilise term ID, ils ne doivent donc pas changer</text:p>
      <text:p text:style-name="P17"/>
      <text:p text:style-name="P2">Facet config</text:p>
      <text:p text:style-name="Text_20_body">chaque donnée doit avoir la category des different <text:s/>niveau de filtres</text:p>
      <text:p text:style-name="Text_20_body">patch</text:p>
      <text:p text:style-name="Text_20_body">Add AND\OR condition for dependent facets processor</text:p>
      <text:p text:style-name="Text_20_body"><text:a xlink:type="simple" xlink:href="https://www.drupal.org/project/facets/issues/3047910" text:style-name="Internet_20_link" text:visited-style-name="Visited_20_Internet_20_Link">https://www.drupal.org/project/facets/issues/3047910</text:a></text:p>
      <text:p text:style-name="P2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1:13:07.766489037</meta:creation-date>
    <dc:date>2022-05-25T14:53:56.834021513</dc:date>
    <meta:editing-duration>PT4H45M45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3" meta:paragraph-count="59" meta:word-count="318" meta:character-count="2078" meta:non-whitespace-character-count="1813"/>
  </office:meta>
</office:document-meta>
</file>